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1.8797916666667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itzungsprotokoll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3">
          <table:table-cell office:value-type="string" table:style-name="ce4">
            <text:p>Projekt: Mosti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Woche: 3 SW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atum: Freitag, den 1. April von 10.00 – 11.00 Uhr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office:value-type="string" table:style-name="ce6">
            <text:p>Teammitglieder / Kürzel: Viola, Steffi, Zona, Irmi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ntschuldigt: Kathi</text:p>
          </table:table-cell>
          <table:table-cell table:number-columns-repeated="16383"/>
        </table:table-row>
        <table:table-row table:number-rows-repeated="4" table:style-name="ro2">
          <table:table-cell table:style-name="ce3"/>
          <table:table-cell table:number-columns-repeated="16383"/>
        </table:table-row>
        <table:table-row table:style-name="ro2">
          <table:table-cell office:value-type="string" table:style-name="ce7">
            <text:p>Agenda: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Sitzungsprotokoll der letzten Sitzung bespreche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rojektstatus bespreche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Weiteres Vorgehen besprechen</text:p>
          </table:table-cell>
          <table:table-cell table:number-columns-repeated="16383"/>
        </table:table-row>
        <table:table-row table:number-rows-repeated="3" table:style-name="ro2">
          <table:table-cell table:style-name="ce3"/>
          <table:table-cell table:number-columns-repeated="16383"/>
        </table:table-row>
        <table:table-row table:style-name="ro2">
          <table:table-cell office:value-type="string" table:style-name="ce6">
            <text:p>Diskussion / Beschlüsse: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Aufteilung der Use Cas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inigung auf Eclipse Luna Service Release 2 (4.4.2)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Beratungstermin am 13.4.16 vereinbart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Zeitplan mit genauen Daten spezifiziert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Überarbeitung des Projektplan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rweiterung des RiskManagement-Plans</text:p>
          </table:table-cell>
          <table:table-cell table:number-columns-repeated="16383"/>
        </table:table-row>
        <table:table-row table:number-rows-repeated="5" table:style-name="ro2">
          <table:table-cell table:style-name="ce3"/>
          <table:table-cell table:number-columns-repeated="16383"/>
        </table:table-row>
        <table:table-row table:style-name="ro2">
          <table:table-cell office:value-type="string" table:style-name="ce6">
            <text:p>Offene Punkte Verantwortung (erledigt vor nächster Sitzung):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Was</text:p>
          </table:table-cell>
          <table:table-cell office:value-type="string" table:style-name="ce8">
            <text:p>W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UCs zu Mitarbeiter- und Kundenverwaltung</text:p>
          </table:table-cell>
          <table:table-cell office:value-type="string" table:style-name="ce9">
            <text:p>Zon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UCs zu Kassenfunktion und Lager</text:p>
          </table:table-cell>
          <table:table-cell office:value-type="string" table:style-name="ce9">
            <text:p>Viol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UCs zu Terminvereinbarung</text:p>
          </table:table-cell>
          <table:table-cell office:value-type="string" table:style-name="ce9">
            <text:p>Steffi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UCs zu Account</text:p>
          </table:table-cell>
          <table:table-cell office:value-type="string" table:style-name="ce9">
            <text:p>Irmi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UCs zu Administratorverwaltung</text:p>
          </table:table-cell>
          <table:table-cell office:value-type="string" table:style-name="ce9">
            <text:p>Kathi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9"/>
          <table:table-cell table:number-columns-repeated="16382" table:style-name="ce1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6">
            <text:p>Kommende Abwesenheite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Wer</text:p>
          </table:table-cell>
          <table:table-cell office:value-type="string" table:style-name="ce9">
            <text:p>Von</text:p>
          </table:table-cell>
          <table:table-cell office:value-type="string" table:style-name="ce9">
            <text:p>Bis</text:p>
          </table:table-cell>
          <table:table-cell office:value-type="string" table:style-name="ce9">
            <text:p>Bemerkung</text:p>
          </table:table-cell>
          <table:table-cell table:number-columns-repeated="16380"/>
        </table:table-row>
        <table:table-row table:number-rows-repeated="4" table:style-name="ro2">
          <table:table-cell table:number-columns-repeated="4" table:style-name="ce9"/>
          <table:table-cell table:number-columns-repeated="16380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6">
            <text:p>Nächster Termin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atum: Dienstag, den 5. April<text:s text:c="2"/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Zeit: 15.15 Uhr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auer: 2h</text:p>
          </table:table-cell>
          <table:table-cell table:number-columns-repeated="16383"/>
        </table:table-row>
        <table:table-row table:number-rows-repeated="104852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harina Siegl</meta:initial-creator>
    <dc:creator>Katharina Siegl</dc:creator>
    <meta:creation-date>2016-04-05T11:34:48Z</meta:creation-date>
    <dc:date>2016-04-05T11:34:48Z</dc:date>
    <meta:editing-cycles>1</meta:editing-cycles>
    <meta:editing-duration>PT0S</meta:editing-duration>
  </office:meta>
</office:document-meta>
</file>